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11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11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6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formula="of:=[.O10]-[.M10]" office:value-type="float" office:value="-2956.003996004" calcext:value-type="float">
            <text:p>-2956.003996004</text:p>
          </table:table-cell>
          <table:table-cell office:value-type="float" office:value="8150" calcext:value-type="float">
            <text:p>8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3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0766.7282717283" calcext:value-type="float">
            <text:p>-50766.7282717283</text:p>
          </table:table-cell>
          <table:table-cell/>
        </table:table-row>
        <table:table-row table:style-name="ro3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3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10"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u</text:p>
          </table:table-cell>
          <table:table-cell table:style-name="ce27" office:value-type="string" calcext:value-type="string">
            <text:p>Fri</text:p>
          </table:table-cell>
          <table:table-cell table:style-name="ce27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8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12:19:18.32620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1T14:01:39.555824205</dc:date>
    <meta:editing-duration>P1DT23H38M20S</meta:editing-duration>
    <meta:editing-cycles>1090</meta:editing-cycles>
    <meta:generator>LibreOffice/4.2.6.3$Linux_X86_64 LibreOffice_project/420m0$Build-3</meta:generator>
    <meta:document-statistic meta:table-count="8" meta:cell-count="2542" meta:object-count="0"/>
  </office:meta>
</office:document-meta>
</file>